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2A2A16DF5B7CAA59E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7cm" svg:y="0cm" svg:width="25.585cm" svg:height="13.984cm" draw:z-index="0"><draw:image xlink:href="Pictures/10000000000004D1000002A2A16DF5B7CAA59E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47:14.694000000</meta:creation-date>
    <dc:date>2017-12-13T11:58:21.201000000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Windows_X86_64 LibreOffice_project/686f202eff87ef707079aeb7f485847613344eb7</meta:generator>
  </office:meta>
</office:document-meta>
</file>